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5200000BB93CDFF599A5B6106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.3165in" svg:height="11.6929in" draw:z-index="0"><draw:image xlink:href="Pictures/100000000000015200000BB93CDFF599A5B61067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13:12:29.933216085</meta:creation-date>
    <dc:date>2018-05-25T13:13:31.869671418</dc:date>
    <meta:editing-duration>PT1M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